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14BD3456B84AE8589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81cm" svg:height="11.674cm" svg:x="5.866cm" svg:y="9.217cm">
          <draw:image xlink:href="Pictures/100000000000011B0000014BD3456B84AE8589A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27:44.662310380</meta:creation-date>
    <dc:date>2018-12-12T14:03:25.639793156</dc:date>
    <meta:editing-duration>PT1M10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